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w Cen MT Condensed Extra 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mon Parsley Pork Chops</text:p>
      <text:p text:style-name="P1"/>
      <text:p text:style-name="P2">1 lemon, zested (I actually zested two because I love lemons)</text:p>
      <text:p text:style-name="P2">2 tablespoons chopped fresh Italian parsley</text:p>
      <text:p text:style-name="P2">2 cloves garlic minced</text:p>
      <text:p text:style-name="P2">Coarse salt and ground pepper</text:p>
      <text:p text:style-name="P2">2 tablespoons olive oil</text:p>
      <text:p text:style-name="P2">4 (8 ounce) loin pork chops</text:p>
      <text:p text:style-name="P2"/>
      <text:list text:style-name="L1">
        <text:list-item>
          <text:p text:style-name="P3">Mince lemon zest, combine in a small bowl with parsley, garlic ½ teaspoon salt, and ¼ teaspoon pepper. <text:s/>Set aside.</text:p>
        </text:list-item>
        <text:list-item>
          <text:p text:style-name="P3">heat oil in a large skillet over high heat. <text:s/>Season pork chops on both sides with slat and pepper. Cook in skillet until browned, 2-3 minutes per side.</text:p>
        </text:list-item>
        <text:list-item>
          <text:p text:style-name="P3">Add ½ cup water to skillet; bring to a boil. <text:s/>Reduce heat to medium-low; cover, and simmer gently until pork is cooked through, 8-10 minutes. <text:s/>Transfer pork chops to a platter or serving plates; <text:s/>drizzle with pan juices as desired, and sprinkle with lemon-parsley mixture.</text:p>
        </text:list-item>
      </text:list>
      <text:p text:style-name="P2"/>
      <text:p text:style-name="P2">Yield: <text:s/>4 servings</text:p>
      <text:p text:style-name="P2">Nutrional info per serving: Calories: <text:s/>271/Carbs: 3g/Fiber: 1g/Fat:16g/Protein: 28g/Sugars:0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11T07:47:42</meta:creation-date>
    <dc:date>2008-05-11T07:54:34</dc:date>
    <meta:editing-cycles>1</meta:editing-cycles>
    <meta:editing-duration>PT7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53" meta:character-count="877"/>
  </office:meta>
</office:document-meta>
</file>